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700000031247478F33519D5D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style:font-size-asian="21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style:font-size-asian="21pt" style:font-size-complex="24pt"/>
    </style:style>
    <style:style style:name="T1" style:family="text">
      <style:text-properties officeooo:rsid="000ab3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E</text:span>jercicios por caja blanca</text:p>
      <text:p text:style-name="P2"/>
      <text:p text:style-name="Standard"/>
      <text:p text:style-name="P1">1.- Algoritmo de ordenación de la burbuja</text:p>
      <text:p text:style-name="P1"/>
      <text:p text:style-name="P1"><draw:frame draw:style-name="fr1" draw:name="Imagen1" text:anchor-type="char" svg:x="0in" svg:y="0.0035in" svg:width="6.6929in" svg:height="4.6307in" draw:z-index="0"><draw:image xlink:href="Pictures/10000000000004700000031247478F33519D5D3A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8:39:25.329479724</meta:creation-date>
    <dc:date>2024-03-15T18:58:44.507479799</dc:date>
    <meta:editing-duration>PT9M9S</meta:editing-duration>
    <meta:editing-cycles>1</meta:editing-cycles>
    <meta:document-statistic meta:table-count="0" meta:image-count="1" meta:object-count="0" meta:page-count="1" meta:paragraph-count="2" meta:word-count="11" meta:character-count="67" meta:non-whitespace-character-count="58"/>
    <meta:generator>LibreOffice/7.3.7.2$Linux_X86_64 LibreOffice_project/30$Build-2</meta:generator>
  </office:meta>
</office:document-meta>
</file>